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85cm" fo:min-width="10.7cm"/>
    </style:style>
    <style:style style:name="gr2" style:family="graphic" style:parent-style-name="standard">
      <style:graphic-properties draw:stroke="none" svg:stroke-color="#000000" draw:fill="solid" draw:fill-color="#b2b2b2" fo:min-height="18.9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bc65" fo:min-height="2.3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77bc65" fo:min-height="8.48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77bc65" fo:min-height="2.476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4ea6b" fo:min-height="1.879cm" draw:shadow="visible"/>
      <style:paragraph-properties style:writing-mode="lr-tb"/>
    </style:style>
    <style:style style:name="gr7" style:family="graphic" style:parent-style-name="objectwithoutfill">
      <style:graphic-properties svg:stroke-width="0.106cm" svg:stroke-color="#111111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11111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5cm" fo:min-width="2.9cm"/>
    </style:style>
    <style:style style:name="gr13" style:family="graphic" style:parent-style-name="standard">
      <style:graphic-properties draw:stroke="none" svg:stroke-color="#000000" draw:fill="solid" draw:fill-color="#b2b2b2" fo:min-height="0.39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fo:min-height="3.1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b2b2b2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18pt"/>
    </style:style>
    <style:style style:name="P5" style:family="paragraph">
      <loext:graphic-properties draw:fill="solid" draw:fill-color="#77bc65"/>
      <style:text-properties fo:font-size="18pt"/>
    </style:style>
    <style:style style:name="P6" style:family="paragraph">
      <loext:graphic-properties draw:fill="solid" draw:fill-color="#d4ea6b"/>
      <style:text-properties fo:font-size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solid" draw:fill-color="#b2b2b2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7pt" style:font-size-asian="7pt" style:font-size-complex="7pt"/>
    </style:style>
    <style:style style:name="P12" style:family="paragraph">
      <loext:graphic-properties draw:fill="solid" draw:fill-color="#ffffff"/>
      <style:text-properties fo:font-size="7pt" style:font-size-asian="7pt" style:font-size-complex="7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20.1cm" svg:x="2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7cm" svg:height="19.2cm" svg:x="2.233cm" svg:y="1.6cm">
          <draw:text-box>
            <text:p text:style-name="P2"><text:span text:style-name="T1">Main </text:span><text:span text:style-name="T1">Activity</text:span></text:p>
          </draw:text-box>
        </draw:frame>
        <draw:frame draw:style-name="gr3" draw:text-style-name="P5" draw:layer="layout" svg:width="10.202cm" svg:height="2.6cm" svg:x="2.398cm" svg:y="3.169cm">
          <draw:text-box>
            <text:p text:style-name="P4">FragmentLocalData</text:p>
          </draw:text-box>
        </draw:frame>
        <draw:frame draw:style-name="gr3" draw:text-style-name="P5" draw:layer="layout" svg:width="10.202cm" svg:height="2.6cm" svg:x="2.398cm" svg:y="5.969cm">
          <draw:text-box>
            <text:p text:style-name="P4">FragmentFavCovidDataView</text:p>
          </draw:text-box>
        </draw:frame>
        <draw:frame draw:style-name="gr4" draw:text-style-name="P5" draw:layer="layout" svg:width="10.202cm" svg:height="8.731cm" svg:x="2.398cm" svg:y="8.769cm">
          <draw:text-box>
            <text:p text:style-name="P4">NavHostFragment</text:p>
            <text:p text:style-name="P4"/>
            <text:p text:style-name="P4"/>
          </draw:text-box>
        </draw:frame>
        <draw:frame draw:style-name="gr5" draw:text-style-name="P5" draw:layer="layout" svg:width="10.202cm" svg:height="2.726cm" svg:x="2.331cm" svg:y="17.774cm">
          <draw:text-box>
            <text:p text:style-name="P4">BottomNavView</text:p>
          </draw:text-box>
        </draw:frame>
        <draw:frame draw:style-name="gr6" draw:text-style-name="P6" draw:layer="layout" svg:width="7.71cm" svg:height="2.384cm" svg:x="2.6cm" svg:y="9.8cm">
          <draw:text-box>
            <text:p text:style-name="P4">FragmentSearch</text:p>
            <text:p text:style-name="P4"/>
            <text:p text:style-name="P4"/>
          </draw:text-box>
        </draw:frame>
        <draw:frame draw:style-name="gr6" draw:text-style-name="P6" draw:layer="layout" svg:width="7.71cm" svg:height="2.384cm" svg:x="3.3cm" svg:y="11.1cm">
          <draw:text-box>
            <text:p text:style-name="P4">FragmentStatistics</text:p>
            <text:p text:style-name="P4"/>
            <text:p text:style-name="P4"/>
          </draw:text-box>
        </draw:frame>
        <draw:frame draw:style-name="gr6" draw:text-style-name="P6" draw:layer="layout" svg:width="7.71cm" svg:height="2.384cm" svg:x="4.2cm" svg:y="12.6cm">
          <draw:text-box>
            <text:p text:style-name="P4">FragmentInfo</text:p>
            <text:p text:style-name="P4"/>
            <text:p text:style-name="P4"/>
          </draw:text-box>
        </draw:frame>
      </draw:page>
      <draw:page draw:name="page2" draw:style-name="dp1" draw:master-page-name="Standard">
        <draw:line draw:style-name="gr7" draw:text-style-name="P7" draw:layer="layout" svg:x1="1cm" svg:y1="10cm" svg:x2="40.1cm" svg:y2="9.8cm">
          <text:p/>
        </draw:line>
        <draw:line draw:style-name="gr8" draw:text-style-name="P7" draw:layer="layout" svg:x1="1cm" svg:y1="20cm" svg:x2="40.1cm" svg:y2="19.8cm">
          <text:p/>
        </draw:line>
        <draw:frame draw:style-name="gr9" draw:text-style-name="P8" draw:layer="layout" svg:width="5.582cm" svg:height="1.673cm" draw:transform="rotate (-1.5707963267949) translate (1.97cm 1.043cm)">
          <draw:text-box>
            <text:p>Activity/ Fragment</text:p>
            <text:p/>
          </draw:text-box>
        </draw:frame>
        <draw:frame draw:style-name="gr10" draw:text-style-name="P8" draw:layer="layout" svg:width="3.762cm" svg:height="1.673cm" draw:transform="rotate (-1.57952297305487) translate (1.965cm 9.977cm)">
          <draw:text-box>
            <text:p>View Model</text:p>
            <text:p/>
          </draw:text-box>
        </draw:frame>
        <draw:frame draw:style-name="gr11" draw:text-style-name="P8" draw:layer="layout" svg:width="3.846cm" svg:height="1.673cm" draw:transform="rotate (-1.57376338652329) translate (2.104cm 19.974cm)">
          <draw:text-box>
            <text:p>Repositorys</text:p>
            <text:p/>
          </draw:text-box>
        </draw:frame>
        <draw:g>
          <draw:custom-shape draw:style-name="gr12" draw:text-style-name="P1" draw:layer="layout" svg:width="3.4cm" svg:height="4.4cm" svg:x="2cm" svg:y="1.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3.238cm" svg:height="0.645cm" svg:x="2.1cm" svg:y="1.355cm">
            <draw:text-box>
              <text:p text:style-name="P9"><text:span text:style-name="T2">Activity</text:span></text:p>
            </draw:text-box>
          </draw:frame>
          <draw:frame draw:style-name="gr14" draw:text-style-name="P12" draw:layer="layout" svg:width="3.238cm" svg:height="3.399cm" svg:x="2.1cm" svg:y="2.101cm">
            <draw:text-box>
              <text:p text:style-name="P11"><text:span text:style-name="T3">Activity</text:span></text:p>
            </draw:text-box>
          </draw:frame>
        </draw:g>
        <draw:g>
          <draw:custom-shape draw:style-name="gr12" draw:text-style-name="P1" draw:layer="layout" svg:width="3.4cm" svg:height="4.4cm" svg:x="6.48cm" svg:y="1.18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3.238cm" svg:height="0.645cm" svg:x="6.58cm" svg:y="1.34cm">
            <draw:text-box>
              <text:p text:style-name="P9"><text:span text:style-name="T2">Activity</text:span></text:p>
            </draw:text-box>
          </draw:frame>
          <draw:frame draw:style-name="gr14" draw:text-style-name="P12" draw:layer="layout" svg:width="3.238cm" svg:height="3.399cm" svg:x="6.58cm" svg:y="2.086cm">
            <draw:text-box>
              <text:p text:style-name="P11"><text:span text:style-name="T3">Activity</text:span></text:p>
            </draw:text-box>
          </draw:frame>
        </draw:g>
        <draw:g>
          <draw:custom-shape draw:style-name="gr12" draw:text-style-name="P1" draw:layer="layout" svg:width="3.4cm" svg:height="4.4cm" svg:x="2cm" svg:y="1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3.238cm" svg:height="0.645cm" svg:x="2.1cm" svg:y="11.155cm">
            <draw:text-box>
              <text:p text:style-name="P9"><text:span text:style-name="T2">Activity</text:span></text:p>
            </draw:text-box>
          </draw:frame>
          <draw:frame draw:style-name="gr14" draw:text-style-name="P12" draw:layer="layout" svg:width="3.238cm" svg:height="3.399cm" svg:x="2.1cm" svg:y="11.901cm">
            <draw:text-box>
              <text:p text:style-name="P11"><text:span text:style-name="T3">Activity</text:span></text:p>
            </draw:text-box>
          </draw:frame>
        </draw:g>
        <draw:g>
          <draw:custom-shape draw:style-name="gr12" draw:text-style-name="P1" draw:layer="layout" svg:width="3.4cm" svg:height="4.4cm" svg:x="2cm" svg:y="2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3.238cm" svg:height="0.645cm" svg:x="2.1cm" svg:y="21.155cm">
            <draw:text-box>
              <text:p text:style-name="P9"><text:span text:style-name="T2">Activity</text:span></text:p>
            </draw:text-box>
          </draw:frame>
          <draw:frame draw:style-name="gr14" draw:text-style-name="P12" draw:layer="layout" svg:width="3.238cm" svg:height="3.399cm" svg:x="2.1cm" svg:y="21.901cm">
            <draw:text-box>
              <text:p text:style-name="P11"><text:span text:style-name="T3">Activit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07:26.993980022</meta:creation-date>
    <dc:date>2021-06-06T17:38:10.274737794</dc:date>
    <meta:editing-duration>PT10M56S</meta:editing-duration>
    <meta:editing-cycles>5</meta:editing-cycles>
    <meta:generator>LibreOffice/6.4.6.2$Linux_X86_64 LibreOffice_project/40$Build-2</meta:generator>
    <meta:document-statistic meta:object-count="30"/>
  </office:meta>
</office:document-meta>
</file>